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lectSelector.isSelected( File basedir , String filename , File 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lectSelector.setUnless( String unless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Selector.passesCondition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lectSelector.get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lectSelector.SelectSel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lectSelector.toStrin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electSelector.getSelectors( Project 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lectSelector.verifySetting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lectSelector.hasSelecto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lectSelector.setIf( String if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Selector.appendSelector( FileSelector selec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lectSelector.selectorElemen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lectSelector.selectorCou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